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f38" officeooo:paragraph-rsid="0017cf38"/>
    </style:style>
    <style:style style:name="P2" style:family="paragraph" style:parent-style-name="Standard">
      <style:text-properties officeooo:rsid="00181477" officeooo:paragraph-rsid="00181477"/>
    </style:style>
    <style:style style:name="P3" style:family="paragraph" style:parent-style-name="Standard">
      <style:text-properties officeooo:rsid="001a0d2b" officeooo:paragraph-rsid="001a0d2b"/>
    </style:style>
    <style:style style:name="P4" style:family="paragraph" style:parent-style-name="Standard">
      <style:text-properties officeooo:rsid="001a15da" officeooo:paragraph-rsid="001a15da"/>
    </style:style>
    <style:style style:name="P5" style:family="paragraph" style:parent-style-name="Standard">
      <style:text-properties officeooo:rsid="001a15da" officeooo:paragraph-rsid="001f7924"/>
    </style:style>
    <style:style style:name="P6" style:family="paragraph" style:parent-style-name="Standard">
      <style:text-properties officeooo:rsid="001be805" officeooo:paragraph-rsid="001be805"/>
    </style:style>
    <style:style style:name="P7" style:family="paragraph" style:parent-style-name="Standard">
      <style:text-properties officeooo:rsid="001c4294" officeooo:paragraph-rsid="001c4294"/>
    </style:style>
    <style:style style:name="P8" style:family="paragraph" style:parent-style-name="Standard">
      <style:text-properties officeooo:rsid="001cc886" officeooo:paragraph-rsid="001cc886"/>
    </style:style>
    <style:style style:name="P9" style:family="paragraph" style:parent-style-name="Standard">
      <style:text-properties officeooo:rsid="001dd757" officeooo:paragraph-rsid="001dd757"/>
    </style:style>
    <style:style style:name="P10" style:family="paragraph" style:parent-style-name="Standard">
      <style:text-properties officeooo:rsid="001f7924" officeooo:paragraph-rsid="001f7924"/>
    </style:style>
    <style:style style:name="P11" style:family="paragraph" style:parent-style-name="Standard">
      <style:text-properties officeooo:rsid="00202626" officeooo:paragraph-rsid="00202626"/>
    </style:style>
    <style:style style:name="P12" style:family="paragraph" style:parent-style-name="Standard">
      <style:text-properties officeooo:rsid="00203404" officeooo:paragraph-rsid="00203404"/>
    </style:style>
    <style:style style:name="P13" style:family="paragraph" style:parent-style-name="Standard">
      <style:paragraph-properties fo:text-align="center" style:justify-single-word="false"/>
      <style:text-properties officeooo:rsid="00203404" officeooo:paragraph-rsid="00203404"/>
    </style:style>
    <style:style style:name="P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202626" officeooo:paragraph-rsid="00202626"/>
    </style:style>
    <style:style style:name="T1" style:family="text">
      <style:text-properties officeooo:rsid="001cf82c"/>
    </style:style>
    <style:style style:name="T2" style:family="text">
      <style:text-properties officeooo:rsid="001dd757"/>
    </style:style>
    <style:style style:name="T3" style:family="text">
      <style:text-properties officeooo:rsid="001f79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ask 2</text:p>
      <text:p text:style-name="P13"/>
      <text:p text:style-name="P1">1.)</text:p>
      <text:p text:style-name="P1"/>
      <text:p text:style-name="P1">//menghitung_luas_persegi</text:p>
      <text:p text:style-name="P1">public class hitung {</text:p>
      <text:p text:style-name="P1"><text:s text:c="4"/>public static void main (String[] args){</text:p>
      <text:p text:style-name="P1"><text:s text:c="8"/>//int adalah tipe</text:p>
      <text:p text:style-name="P1"><text:s text:c="9"/></text:p>
      <text:p text:style-name="P1">int panjang = 4;</text:p>
      <text:p text:style-name="P1">int lebar = 4;</text:p>
      <text:p text:style-name="P1">float keliling;</text:p>
      <text:p text:style-name="P1">float luas;</text:p>
      <text:p text:style-name="P1">System.out.println("panjangnya="+panjang);</text:p>
      <text:p text:style-name="P1">System.out.println("lebarnya="+lebar);</text:p>
      <text:p text:style-name="P1"/>
      <text:p text:style-name="P1">luas = <text:s/>(float) (panjang*lebar);</text:p>
      <text:p text:style-name="P1"><text:s text:c="12"/>System.out.println("luasnya adalah="+ panjang*lebar);</text:p>
      <text:p text:style-name="P1"/>
      <text:p text:style-name="P1"><text:s text:c="4"/>}</text:p>
      <text:p text:style-name="P1"><text:s text:c="4"/>} </text:p>
      <text:p text:style-name="P1"/>
      <text:p text:style-name="P1"/>
      <text:p text:style-name="P3">2.)</text:p>
      <text:p text:style-name="P3"/>
      <text:p text:style-name="P11">&lt;?php</text:p>
      <text:p text:style-name="P11">$str1= '082307'; </text:p>
      <text:p text:style-name="P11">echo substr(chunk_split($str1, 2, ':'), 0, -1)."\n";</text:p>
      <text:p text:style-name="P14">?&gt;</text:p>
      <text:p text:style-name="P3"/>
      <text:p text:style-name="P3"/>
      <text:p text:style-name="P3">public class SplitString {</text:p>
      <text:p text:style-name="P3"/>
      <text:p text:style-name="P3"><text:s text:c="4"/>public static void main(String[] args) {</text:p>
      <text:p text:style-name="P3"/>
      <text:p text:style-name="P3"><text:s text:c="8"/>//String dengan tanda penghubung</text:p>
      <text:p text:style-name="P3"><text:s text:c="8"/>String teksDenganPenghubung = "12 - 08 - 31";</text:p>
      <text:p text:style-name="P3"/>
      <text:p text:style-name="P3"><text:s text:c="8"/>//String akan dipisahkan dengan tanda penghubung dan disimpan ke dalam array</text:p>
      <text:p text:style-name="P3"><text:s text:c="8"/>String[] arrayTeksSplitPenghubung = teksDenganPenghubung.split("-");</text:p>
      <text:p text:style-name="P3"/>
      <text:p text:style-name="P3"><text:s text:c="8"/>System.out.println("Split String dengan tanda penghubung : ");</text:p>
      <text:p text:style-name="P3"><text:s text:c="8"/>//lakukan looping untuk menampilkan hasil</text:p>
      <text:p text:style-name="P3"><text:s text:c="8"/>for (int i = 0; i &lt; arrayTeksSplitPenghubung.length; i++) {</text:p>
      <text:p text:style-name="P3"><text:s text:c="12"/>System.out.println(arrayTeksSplitPenghubung[i]);</text:p>
      <text:p text:style-name="P3"><text:s text:c="8"/>}</text:p>
      <text:p text:style-name="P3"><text:s text:c="8"/></text:p>
      <text:p text:style-name="P3"><text:s text:c="8"/></text:p>
      <text:p text:style-name="P3"><text:s text:c="4"/>}</text:p>
      <text:p text:style-name="P3">}</text:p>
      <text:p text:style-name="P1"/>
      <text:p text:style-name="P1"/>
      <text:p text:style-name="P1"><text:soft-page-break/></text:p>
      <text:p text:style-name="P2">3.)</text:p>
      <text:p text:style-name="P2"/>
      <text:p text:style-name="P2">&lt;?php</text:p>
      <text:p text:style-name="P2">$kalimat = "350";</text:p>
      <text:p text:style-name="P2">$sub_kalimat = substr($kalimat,1,1);</text:p>
      <text:p text:style-name="P2">echo $sub_kalimat;</text:p>
      <text:p text:style-name="P2">// Hasilnya 5</text:p>
      <text:p text:style-name="P2">?&gt;</text:p>
      <text:p text:style-name="P2"><text:s/></text:p>
      <text:p text:style-name="P8">-------------------------------------------------</text:p>
      <text:p text:style-name="P6"><text:span text:style-name="T1">3.) </text:span>public class Substring {</text:p>
      <text:p text:style-name="P6">public static void main(String args[]){</text:p>
      <text:p text:style-name="P6">String kata = "3 5 0";</text:p>
      <text:p text:style-name="P6">String ambilkata = kata.substring(1);</text:p>
      <text:p text:style-name="P6">String ambilkata2 = kata.substring(3);</text:p>
      <text:p text:style-name="P6"/>
      <text:p text:style-name="P6">System.out.println(kata);</text:p>
      <text:p text:style-name="P6">System.out.println(ambilkata);</text:p>
      <text:p text:style-name="P6">System.out.println(ambilkata2);</text:p>
      <text:p text:style-name="P6">}</text:p>
      <text:p text:style-name="P6">}</text:p>
      <text:p text:style-name="P2"/>
      <text:p text:style-name="P2"/>
      <text:p text:style-name="P2">4.)</text:p>
      <text:p text:style-name="P12">public class kalimat{</text:p>
      <text:p text:style-name="P12"/>
      <text:p text:style-name="P12">public static void main (String args[]){</text:p>
      <text:p text:style-name="P12"><text:s text:c="8"/>String k = "Drink Water"</text:p>
      <text:p text:style-name="P12"><text:s text:c="18"/>;</text:p>
      <text:p text:style-name="P12"><text:s text:c="8"/>int h = 0;</text:p>
      <text:p text:style-name="P12"/>
      <text:p text:style-name="P12"/>
      <text:p text:style-name="P12"><text:s text:c="8"/>int panjangTeks = k.length();</text:p>
      <text:p text:style-name="P12"><text:s text:c="8"/>for (int i = 0; i &lt; panjangTeks; i ++)</text:p>
      <text:p text:style-name="P12"><text:s text:c="8"/>{</text:p>
      <text:p text:style-name="P12"/>
      <text:p text:style-name="P12"><text:s text:c="12"/>char kar = Character.toLowerCase(k.charAt(i));</text:p>
      <text:p text:style-name="P12"><text:s text:c="12"/>if (kar == 'a' || kar == 'e' || kar == 'i' || kar == 'o' || kar == 'u')</text:p>
      <text:p text:style-name="P12"><text:s text:c="16"/>h ++;</text:p>
      <text:p text:style-name="P12"/>
      <text:p text:style-name="P12"/>
      <text:p text:style-name="P12"><text:s text:c="11"/></text:p>
      <text:p text:style-name="P12"><text:s text:c="8"/>}</text:p>
      <text:p text:style-name="P12"/>
      <text:p text:style-name="P12"><text:s text:c="8"/>System.out.println("Kalimatnya adalah : "+k);</text:p>
      <text:p text:style-name="P12"><text:s text:c="8"/>System.out.println("Jumlah huruf = " + h);</text:p>
      <text:p text:style-name="P12"><text:s text:c="6"/></text:p>
      <text:p text:style-name="P12"><text:s text:c="4"/>}</text:p>
      <text:p text:style-name="P12">} </text:p>
      <text:p text:style-name="P2"/>
      <text:p text:style-name="P2"/>
      <text:p text:style-name="P2"><text:soft-page-break/></text:p>
      <text:p text:style-name="P4">5.)</text:p>
      <text:p text:style-name="P7">public class kalimat{</text:p>
      <text:p text:style-name="P7"/>
      <text:p text:style-name="P7">public static void main (String args[]){</text:p>
      <text:p text:style-name="P7"><text:s text:c="8"/>String kalimat1 = "The quick brown fox jumps over the lazy dog."</text:p>
      <text:p text:style-name="P7"><text:s text:c="18"/>;</text:p>
      <text:p text:style-name="P7"><text:s text:c="8"/>int spasi = 0,</text:p>
      <text:p text:style-name="P7"><text:s text:c="8"/></text:p>
      <text:p text:style-name="P7"/>
      <text:p text:style-name="P7"/>
      <text:p text:style-name="P7"><text:s text:c="8"/>int panjangTeks = kalimat1.length();</text:p>
      <text:p text:style-name="P7"><text:s text:c="8"/>for (int i = 0; i &lt; panjangTeks; i ++)</text:p>
      <text:p text:style-name="P7"><text:s text:c="8"/>{</text:p>
      <text:p text:style-name="P7"/>
      <text:p text:style-name="P7"><text:s text:c="12"/>char kar = Character.toLowerCase(kalimat1.charAt(i));</text:p>
      <text:p text:style-name="P7"><text:s text:c="11"/></text:p>
      <text:p text:style-name="P7"/>
      <text:p text:style-name="P7"><text:s text:c="12"/>if (Character.isWhitespace(kar))</text:p>
      <text:p text:style-name="P7"><text:s text:c="16"/>spasi ++;</text:p>
      <text:p text:style-name="P7"><text:s text:c="8"/>}</text:p>
      <text:p text:style-name="P7"/>
      <text:p text:style-name="P7"><text:s text:c="8"/>System.out.println("Kalimatnya adalah : "+kalimat1);</text:p>
      <text:p text:style-name="P7"><text:s/></text:p>
      <text:p text:style-name="P7"><text:s text:c="8"/>System.out.println("Jumlah spasi = " + spasi);</text:p>
      <text:p text:style-name="P7"><text:s text:c="4"/>}</text:p>
      <text:p text:style-name="P7">} </text:p>
      <text:p text:style-name="P4"/>
      <text:p text:style-name="P4">6.)</text:p>
      <text:p text:style-name="P10">public class BungaInvestasi {</text:p>
      <text:p text:style-name="P10"><text:s text:c="4"/>public static void main(String[] args) {</text:p>
      <text:p text:style-name="P10"><text:s text:c="8"/>/* Mendeclare <text:s/>variabel. */</text:p>
      <text:p text:style-name="P10"><text:s/></text:p>
      <text:p text:style-name="P10"><text:s text:c="7"/>double i; <text:s text:c="4"/>// nilai investasi.</text:p>
      <text:p text:style-name="P10"><text:s text:c="7"/>double b; <text:s text:c="9"/>// tingkat suku bunga per tahun.</text:p>
      <text:p text:style-name="P10"><text:s text:c="7"/>double k; <text:s text:c="5"/>// keuntungan yang didapat selama satu tahun.</text:p>
      <text:p text:style-name="P10"><text:s text:c="7"/></text:p>
      <text:p text:style-name="P10"><text:s text:c="7"/>/* perhitungan. */</text:p>
      <text:p text:style-name="P10"><text:s text:c="7"/>i = 1000;</text:p>
      <text:p text:style-name="P10"><text:s text:c="7"/>b = 0.1*1000;</text:p>
      <text:p text:style-name="P10"><text:s text:c="7"/>k = i * b; <text:s text:c="2"/>// menghitung keuntungan.</text:p>
      <text:p text:style-name="P10"><text:s text:c="6"/>// for(i = 1; i &lt; =5; i++) </text:p>
      <text:p text:style-name="P10"><text:s text:c="7"/>i = i + k;</text:p>
      <text:p text:style-name="P10"><text:s text:c="13"/>// Menghitung nilai investasi setelah satu tahun ditambah keuntungan.</text:p>
      <text:p text:style-name="P10"><text:s text:c="13"/>// (Catatan: Nilai ini akan merubah nilai investasi awal.)</text:p>
      <text:p text:style-name="P10"><text:s text:c="13"/></text:p>
      <text:p text:style-name="P10"><text:s text:c="7"/>/* Mencetak Hasil Perhitungan. */ <text:s text:c="12"/></text:p>
      <text:p text:style-name="P10"><text:s text:c="7"/>System.out.print("Keuntungan yang didapat selama satu tahun = Rp.");</text:p>
      <text:p text:style-name="P10"><text:s text:c="7"/>System.out.println(k);</text:p>
      <text:p text:style-name="P10"><text:s text:c="7"/>System.out.print("Nilai Investasi setelah satu tahun <text:s text:c="7"/>= Rp.");</text:p>
      <text:p text:style-name="P10"><text:s text:c="7"/>System.out.println(i); <text:s text:c="15"/></text:p>
      <text:p text:style-name="P10"><text:s text:c="3"/>} <text:s/></text:p>
      <text:p text:style-name="P10"><text:soft-page-break/>} </text:p>
      <text:p text:style-name="P4"/>
      <text:p text:style-name="P4">7.<text:span text:style-name="T2">)</text:span></text:p>
      <text:p text:style-name="P9">public class <text:span text:style-name="T3">PrintCharacter</text:span> {</text:p>
      <text:p text:style-name="P9"><text:s text:c="3"/>public static void main(String[] args) {</text:p>
      <text:p text:style-name="P9"><text:s text:c="8"/>print_Chars('(', 'z', 20);</text:p>
      <text:p text:style-name="P9"><text:s text:c="4"/>}</text:p>
      <text:p text:style-name="P9"><text:s/>public static void print_Chars(char char1, char char2, int n) {</text:p>
      <text:p text:style-name="P9"><text:s text:c="8"/>for (int ctr = 1; char1 &lt;= char2; ctr++, char1++) {</text:p>
      <text:p text:style-name="P9"><text:s text:c="12"/>System.out.print(char1 + " ");</text:p>
      <text:p text:style-name="P9"><text:s text:c="12"/>if (ctr % n == 0) System.out.println("");</text:p>
      <text:p text:style-name="P9"><text:s text:c="8"/>}</text:p>
      <text:p text:style-name="P9"><text:tab/><text:tab/>System.out.print("\n");</text:p>
      <text:p text:style-name="P9"><text:s text:c="4"/>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44:09.615160824</meta:creation-date>
    <dc:date>2017-12-05T16:09:05.540436722</dc:date>
    <meta:editing-duration>PT1M50S</meta:editing-duration>
    <meta:editing-cycles>1</meta:editing-cycles>
    <meta:document-statistic meta:table-count="0" meta:image-count="0" meta:object-count="0" meta:page-count="4" meta:paragraph-count="133" meta:word-count="455" meta:character-count="3798" meta:non-whitespace-character-count="2746"/>
    <meta:generator>LibreOffice/5.1.2.2$Linux_x86 LibreOffice_project/10m0$Build-2</meta:generator>
  </office:meta>
</office:document-meta>
</file>